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>
      <style:table-cell-properties fo:background-color="#FFF2C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1055555555556cm"/>
    </style:style>
    <style:style style:name="co3" style:family="table-column">
      <style:table-column-properties fo:break-before="auto" style:column-width="2.71638888888889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59291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/>
          <table:table-cell office:value-type="string" table:style-name="ce3">
            <text:p>Campo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Attributi</text:p>
          </table:table-cell>
          <table:table-cell office:value-type="string" table:style-name="ce3">
            <text:p>Indic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ID</text:p>
          </table:table-cell>
          <table:table-cell office:value-type="string" table:style-name="ce1">
            <text:p>INT KEY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PRIMARY_KE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arca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INDEX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odell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INDEX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nn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Prezzo</text:p>
          </table:table-cell>
          <table:table-cell office:value-type="string" table:style-name="ce1">
            <text:p>DECIMAL(10, 2)</text:p>
          </table:table-cell>
          <table:table-cell office:value-type="string" table:style-name="ce1">
            <text:p>NULL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Targa</text:p>
          </table:table-cell>
          <table:table-cell office:value-type="string" table:style-name="ce1">
            <text:p>CHAR(7)</text:p>
          </table:table-cell>
          <table:table-cell office:value-type="string" table:style-name="ce1">
            <text:p>NULL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ilometraggi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ULL</text:p>
          </table:table-cell>
          <table:table-cell table:style-name="ce2"/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Simone Ricco</meta:initial-creator>
    <dc:creator>Simone Ricco</dc:creator>
    <meta:creation-date>2023-06-12T13:12:05Z</meta:creation-date>
    <dc:date>2023-06-12T14:02:16Z</dc:date>
  </office:meta>
</office:document-meta>
</file>